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10 Pitch" svg:font-family="'Courier 10 Pitch'" style:font-adornments="Predeterminad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legro.pas development documents</text:p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">Coding style<text:tab/>1</text:p>
          <text:p text:style-name="P2">Comments<text:tab/>1</text:p>
          <text:p text:style-name="P2">Identifiers<text:tab/>1</text:p>
          <text:p text:style-name="P2">Indentation<text:tab/>2</text:p>
          <text:p text:style-name="P2">Spaces<text:tab/>2</text:p>
          <text:p text:style-name="P2">Line length<text:tab/>3</text:p>
        </text:index-body>
      </text:table-of-content>
      <text:h text:style-name="Heading_20_1" text:outline-level="1">Coding style</text:h>
      <text:p text:style-name="Text_20_body">Here you have some tips about how to write the sources. <text:s/>The idea is make the code ease to read and maintain.</text:p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 <text:s/>Deactivate nested comments from your compiler options to be sure.</text:p>
      <text:p text:style-name="Text_20_body">Do not use C++ style comments (<text:span text:style-name="Code">//...</text:span>) just because they're ugly. <text:s/>An exception for C++ comments would be to temporally deactivate code.</text:p>
      <text:p text:style-name="Text_20_body">Deactivate code using comments only if you'll activate it in the future. <text:s/>Note that I'll delete any commented code I find before to pack a release (except algorithm descriptions, of course)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(i.e. Delphi and Lazarus) write them lowercase but I find sources are easer to read with keywords written in uppercase even with syntax highlighting.</text:p>
      <text:p text:style-name="Text_20_body">Constants, enumerations and type names should be UPPERCASE too, using “_” character to separate words.</text:p>
      <text:p text:style-name="Text_20_body">Everything else (variable names , set elements, methods, properties, etc.) should be CamelCase.</text:p>
      <text:p text:style-name="Text_20_body">The use of prefixes (as “T” for types and “initial characters” for set elements) to distinguish different stuff with same name would be useful but <text:span text:style-name="T1">Hungarian notation is evil so do not use it</text:span><text:span text:style-name="T2">, <text:s/>never.</text:span></text:p>
      <text:h text:style-name="Heading_20_2" text:outline-level="2"><text:soft-page-break/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 <text:s/>PROCEDURE Example (Parm: INTEGER);<text:line-break/> <text:s/>BEGIN<text:line-break/> <text:s text:c="3"/>IF Parm = Value THEN<text:line-break/> <text:s text:c="5"/>DoSomething (Param)<text:line-break/> <text:s text:c="3"/>ELSE BEGIN<text:line-break/> <text:s text:c="5"/>DoElse (Param);<text:line-break/> <text:s text:c="5"/>WHILE Param &gt; 0 DO<text:line-break/> <text:s text:c="5"/>BEGIN<text:line-break/> <text:s text:c="7"/>DoOther (Param);<text:line-break/> <text:s text:c="7"/>DEC (Param);<text:line-break/> <text:s text:c="5"/>END;<text:line-break/> <text:s text:c="3"/>END;<text:line-break/> <text:s/>{ Other more strict way. <text:s/>It shows also comment indentation. }<text:line-break/> <text:s text:c="3"/>IF Parm = Value THEN<text:line-break/> <text:s text:c="5"/>DoSomething (Param)<text:line-break/> <text:s text:c="3"/>ELSE<text:line-break/> <text:s text:c="5"/>BEGIN<text:line-break/> <text:s text:c="7"/>DoElse (Param);</text:p>
      <text:p text:style-name="Code"><text:s text:c="6"/>{ This comments the loop. }<text:line-break/> <text:s text:c="7"/>WHILE Param &gt; 0 DO<text:line-break/> <text:s text:c="9"/>BEGIN<text:line-break/> <text:s text:c="11"/>DoOther (Param);<text:line-break/> <text:s text:c="11"/>DEC (Param);<text:line-break/> <text:s text:c="9"/>END;<text:line-break/> <text:s text:c="5"/>END;<text:line-break/> <text:s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al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empty line to separate code inside a <text:span text:style-name="Code">BEGIN...END</text:span> code block.</text:p>
      <text:p text:style-name="Code"><text:soft-page-break/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10 Pitch" svg:font-family="'Courier 10 Pitch'" style:font-adornments="Predeterminad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3M28S</meta:editing-duration>
    <meta:editing-cycles>4</meta:editing-cycles>
    <meta:generator>OpenOffice.org/3.1$Linux OpenOffice.org_project/310m19$Build-9420</meta:generator>
    <dc:date>2009-11-16T16:20:56</dc:date>
    <meta:document-statistic meta:table-count="0" meta:image-count="0" meta:object-count="0" meta:page-count="3" meta:paragraph-count="38" meta:word-count="659" meta:character-count="4390"/>
    <meta:user-defined meta:name="Info 1"/>
    <meta:user-defined meta:name="Info 2"/>
    <meta:user-defined meta:name="Info 3"/>
    <meta:user-defined meta:name="Info 4"/>
  </office:meta>
</office:document-meta>
</file>